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66d" officeooo:paragraph-rsid="000f46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4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7T10:26:00.821348681</meta:creation-date>
    <dc:date>2021-09-07T10:26:16.316349161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